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Heading_20_3">
      <style:paragraph-properties fo:break-before="page"/>
    </style:style>
    <style:style style:name="P31" style:family="paragraph" style:parent-style-name="Contents_20_Heading">
      <style:paragraph-properties fo:break-before="page"/>
    </style:style>
    <style:style style:name="P32" style:family="paragraph" style:parent-style-name="Heading_20_2" style:list-style-nam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7.5in" style:type="right" style:leader-style="dotted" style:leader-text="."/>
        </style:tab-stops>
      </style:paragraph-properties>
    </style:style>
    <style:style style:name="P37" style:family="paragraph" style:parent-style-name="Contents_20_2">
      <style:paragraph-properties>
        <style:tab-stops>
          <style:tab-stop style:position="7.3035in" style:type="right" style:leader-style="dotted" style:leader-text="."/>
        </style:tab-stops>
      </style:paragraph-properties>
    </style:style>
    <style:style style:name="P38" style:family="paragraph" style:parent-style-name="Contents_20_3">
      <style:paragraph-properties>
        <style:tab-stops>
          <style:tab-stop style:position="7.1071in" style:type="right" style:leader-style="dotted" style:leader-text="."/>
        </style:tab-stops>
      </style:paragraph-properties>
    </style:style>
    <style:style style:name="P39" style:family="paragraph" style:parent-style-name="Preformatted_20_Text" style:master-page-name="First_20_Page">
      <style:paragraph-properties fo:text-align="start" style:justify-single-word="false" style:page-number="auto"/>
      <style:text-properties text:display="none"/>
    </style:style>
    <style:style style:name="P40"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9">/************************************************/</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36">About GCTools<text:tab/>4</text:p>
          <text:p text:style-name="P37">Purpose<text:tab/>4</text:p>
          <text:p text:style-name="P37">History<text:tab/>4</text:p>
          <text:p text:style-name="P37">Future of GCTools<text:tab/>4</text:p>
          <text:p text:style-name="P37">GCTools file version scheme<text:tab/>4</text:p>
          <text:p text:style-name="P36">Contributing to GCTools<text:tab/>5</text:p>
          <text:p text:style-name="P36">GCTools Files<text:tab/>6</text:p>
          <text:p text:style-name="P37">cache.inc.php<text:tab/>6</text:p>
          <text:p text:style-name="P38">Class Variables<text:tab/>6</text:p>
          <text:p text:style-name="P38">Class Functions<text:tab/>6</text:p>
          <text:p text:style-name="P38">Class example<text:tab/>7</text:p>
          <text:p text:style-name="P37">computer.inc.php<text:tab/>8</text:p>
          <text:p text:style-name="P38">Class Variables<text:tab/>8</text:p>
          <text:p text:style-name="P38">Class Functions<text:tab/>8</text:p>
          <text:p text:style-name="P38">Class Example<text:tab/>10</text:p>
          <text:p text:style-name="P37">database.inc.php<text:tab/>11</text:p>
          <text:p text:style-name="P38">Class Variables<text:tab/>11</text:p>
          <text:p text:style-name="P40">Database class<text:tab/>11</text:p>
          <text:p text:style-name="P40">MySQL class<text:tab/>11</text:p>
          <text:p text:style-name="P40">MSSQL class<text:tab/>11</text:p>
          <text:p text:style-name="P40">PGSQL class<text:tab/>11</text:p>
          <text:p text:style-name="P40">SQLite class<text:tab/>11</text:p>
          <text:p text:style-name="P38">Class Functions<text:tab/>11</text:p>
          <text:p text:style-name="P40">Database class<text:tab/>11</text:p>
          <text:p text:style-name="P40">MySQL class<text:tab/>12</text:p>
          <text:p text:style-name="P40">MSSQL class<text:tab/>14</text:p>
          <text:p text:style-name="P40">PGSQL class<text:tab/>14</text:p>
          <text:p text:style-name="P40">SQLite class<text:tab/>14</text:p>
          <text:p text:style-name="P38">Class example<text:tab/>14</text:p>
          <text:p text:style-name="P40">MySQL class<text:tab/>14</text:p>
          <text:p text:style-name="P40">MSSQL class<text:tab/>15</text:p>
          <text:p text:style-name="P40">PGSQL class<text:tab/>15</text:p>
          <text:p text:style-name="P40">SQLite class<text:tab/>15</text:p>
          <text:p text:style-name="P37">error.inc.php<text:tab/>16</text:p>
          <text:p text:style-name="P37">Class Variables<text:tab/>16</text:p>
          <text:p text:style-name="P37">Class Functions<text:tab/>16</text:p>
          <text:p text:style-name="P37">Class Example<text:tab/>16</text:p>
          <text:p text:style-name="P37">file.inc.php<text:tab/>18</text:p>
          <text:p text:style-name="P38">Class Variables<text:tab/>18</text:p>
          <text:p text:style-name="P38">Class Functions<text:tab/>18</text:p>
          <text:p text:style-name="P38">Class Example<text:tab/>19</text:p>
          <text:p text:style-name="P37">ldap.inc.php<text:tab/>21</text:p>
          <text:p text:style-name="P37">Class Variables<text:tab/>21</text:p>
          <text:p text:style-name="P37">Class Functions<text:tab/>21</text:p>
          <text:p text:style-name="P37">Class Example<text:tab/>21</text:p>
          <text:p text:style-name="P37">mail.inc.php<text:tab/>22</text:p>
          <text:p text:style-name="P38">Class Variables<text:tab/>22</text:p>
          <text:p text:style-name="P40"><text:soft-page-break/>Attachment Class<text:tab/>22</text:p>
          <text:p text:style-name="P40">EMail class<text:tab/>22</text:p>
          <text:p text:style-name="P38">Class Functions<text:tab/>22</text:p>
          <text:p text:style-name="P40">Attachment Class<text:tab/>22</text:p>
          <text:p text:style-name="P40">EMail class<text:tab/>22</text:p>
          <text:p text:style-name="P38">Class Example<text:tab/>26</text:p>
          <text:p text:style-name="P37">navigation.inc.php<text:tab/>27</text:p>
          <text:p text:style-name="P38">Class Variables<text:tab/>27</text:p>
          <text:p text:style-name="P40">Page class<text:tab/>27</text:p>
          <text:p text:style-name="P40">Navigation class<text:tab/>27</text:p>
          <text:p text:style-name="P38">Class Functions<text:tab/>27</text:p>
          <text:p text:style-name="P40">Page class<text:tab/>27</text:p>
          <text:p text:style-name="P40">Navigation class<text:tab/>31</text:p>
          <text:p text:style-name="P38">Class Example<text:tab/>33</text:p>
          <text:p text:style-name="P37">photo.inc.php<text:tab/>34</text:p>
          <text:p text:style-name="P38">Class Variables<text:tab/>34</text:p>
          <text:p text:style-name="P38">Class Functions<text:tab/>34</text:p>
          <text:p text:style-name="P38">Class Example<text:tab/>34</text:p>
          <text:p text:style-name="P37">security.inc.php<text:tab/>35</text:p>
          <text:p text:style-name="P38">Class Variables<text:tab/>35</text:p>
          <text:p text:style-name="P38">Class Functions<text:tab/>35</text:p>
          <text:p text:style-name="P38">Class Example<text:tab/>35</text:p>
          <text:p text:style-name="P37">session.inc.php<text:tab/>36</text:p>
          <text:p text:style-name="P38">Class Variables<text:tab/>36</text:p>
          <text:p text:style-name="P38">Class Functions<text:tab/>36</text:p>
          <text:p text:style-name="P38">Class Example<text:tab/>36</text:p>
          <text:p text:style-name="P37">user.inc.php<text:tab/>37</text:p>
          <text:p text:style-name="P38">Class Variables<text:tab/>37</text:p>
          <text:p text:style-name="P38">Class Functions<text:tab/>37</text:p>
          <text:p text:style-name="P38">Class Example<text:tab/>37</text:p>
          <text:p text:style-name="P36">Credits<text:tab/>38</text:p>
          <text:p text:style-name="P37">Code Contributors<text:tab/>38</text:p>
          <text:p text:style-name="P36">Change Log<text:tab/>39</text:p>
          <text:p text:style-name="P36">License<text:tab/>40</text:p>
          <text:p text:style-name="P37">GPL v3 License<text:tab/>40</text:p>
        </text:index-body>
      </text:table-of-content>
      <text:p text:style-name="Standard"/>
      <text:h text:style-name="P35"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1823117253" text:style-name="L1">
        <text:list-item>
          <text:p text:style-name="P9">First group</text:p>
          <text:list>
            <text:list-item>
              <text:p text:style-name="P9">This is the overall file version.</text:p>
            </text:list-item>
            <text:list-item>
              <text:p text:style-name="P9">An integer greater than zero (0) indicates that everything in the file has been stabilized at one point. Please refer to the following groups for more information about this.</text:p>
            </text:list-item>
          </text:list>
        </text:list-item>
        <text:list-item>
          <text:p text:style-name="P9"><text:soft-page-break/>Second group</text:p>
          <text:list>
            <text:list-item>
              <text:p text:style-name="P9">This indicates how many classes in the current file are stable.</text:p>
            </text:list-item>
            <text:list-item>
              <text:p text:style-name="P9">An integer of zero (0) means that no class is fully stable yet.</text:p>
            </text:list-item>
            <text:list-item>
              <text:p text:style-name="P9">An integer greater than zero (0) means that this many classes in the file are stable.</text:p>
            </text:list-item>
            <text:list-item>
              <text:p text:style-name="P9">This does not provide what classes are currently stable. Please refer to the change log for that information.</text:p>
            </text:list-item>
          </text:list>
        </text:list-item>
        <text:list-item>
          <text:p text:style-name="P9">Third group</text:p>
          <text:list>
            <text:list-item>
              <text:p text:style-name="P9">This is a revision number.</text:p>
            </text:list-item>
            <text:list-item>
              <text:p text:style-name="P9">It is not always updated (everyone forgets things sometimes), and thus shouldn't be relied upon.</text:p>
            </text:list-item>
            <text:list-item>
              <text:p text:style-name="P9">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5" text:outline-level="1">GCTools Files</text:h>
      <text:h text:style-name="Heading_20_2" text:outline-level="2">cache.inc.php</text:h>
      <text:h text:style-name="Heading_20_3" text:outline-level="3">Class Variables</text:h>
      <text:list xml:id="list1431592317" text:style-name="L2">
        <text:list-item>
          <text:p text:style-name="P10">cacheDir – This defines the directory to store cached files. It must exist, and be writable.</text:p>
        </text:list-item>
      </text:list>
      <text:h text:style-name="Heading_20_3" text:outline-level="3">Class Functions</text:h>
      <text:list xml:id="list1814136097" text:style-name="L3">
        <text:list-item>
          <text:p text:style-name="P11">Cache($cacheDir)</text:p>
          <text:list>
            <text:list-item>
              <text:p text:style-name="P11">$cacheDir defines the directory to store cached files</text:p>
            </text:list-item>
            <text:list-item>
              <text:p text:style-name="P11">Pre/Post Conditions:</text:p>
              <text:list>
                <text:list-item>
                  <text:p text:style-name="P11">Precondition: The $cacheDir should be defined.</text:p>
                </text:list-item>
                <text:list-item>
                  <text:p text:style-name="P11">Postcondition: The cache class is initialized.</text:p>
                </text:list-item>
              </text:list>
            </text:list-item>
            <text:list-item>
              <text:p text:style-name="P11">This function initializes the Cache class. It ensures that the cache directory exists, and is writable. If the directory does not exist, or is not writable, an exception is thrown.</text:p>
            </text:list-item>
          </text:list>
        </text:list-item>
        <text:list-item>
          <text:p text:style-name="P11">getCacheDir()</text:p>
          <text:list>
            <text:list-item>
              <text:p text:style-name="P11">Pre/Post Conditions:</text:p>
              <text:list>
                <text:list-item>
                  <text:p text:style-name="P11">Precondition: $cacheDir should be set</text:p>
                </text:list-item>
                <text:list-item>
                  <text:p text:style-name="P11">Postcondition: Returns the $cacheDir, or FALSE otherwise</text:p>
                </text:list-item>
              </text:list>
            </text:list-item>
            <text:list-item>
              <text:p text:style-name="P11">This function provides the user with the location of the cache directory.</text:p>
            </text:list-item>
          </text:list>
        </text:list-item>
        <text:list-item>
          <text:p text:style-name="P11">setCacheDir($dir)</text:p>
          <text:list>
            <text:list-item>
              <text:p text:style-name="P11">$dir defines the new location of the directory to store cached files.</text:p>
            </text:list-item>
            <text:list-item>
              <text:p text:style-name="P11">Pre/Post Conditions:</text:p>
              <text:list>
                <text:list-item>
                  <text:p text:style-name="P11">Precondition: $dir should be set, and a writable directory</text:p>
                </text:list-item>
                <text:list-item>
                  <text:p text:style-name="P11">Postcondition: Return TRUE on success, and FALSE otherwise</text:p>
                </text:list-item>
              </text:list>
            </text:list-item>
            <text:list-item>
              <text:p text:style-name="P11">This function allows the user to change the location of the cache directory after the class has already been initialized.</text:p>
            </text:list-item>
          </text:list>
        </text:list-item>
        <text:list-item>
          <text:p text:style-name="P11">createCache($file)</text:p>
          <text:list>
            <text:list-item>
              <text:p text:style-name="P11">$file defines the path to the file to be cached</text:p>
            </text:list-item>
            <text:list-item>
              <text:p text:style-name="P11">Pre/Post Conditions:</text:p>
              <text:list>
                <text:list-item>
                  <text:p text:style-name="P11">Precondition: $file should be a valid file</text:p>
                </text:list-item>
                <text:list-item>
                  <text:p text:style-name="P11">Postcondition: Create a cache of the file and return TRUE on success, or FALSE on failure</text:p>
                </text:list-item>
              </text:list>
            </text:list-item>
            <text:list-item>
              <text:p text:style-name="P11">This function allows the user to create a cache of a file.</text:p>
            </text:list-item>
          </text:list>
        </text:list-item>
      </text:list>
      <text:h text:style-name="P30"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4" text:outline-level="2">computer.inc.php</text:h>
      <text:h text:style-name="Heading_20_3" text:outline-level="3">Class Variables</text:h>
      <text:list xml:id="list1202887425" text:style-name="L4">
        <text:list-item>
          <text:p text:style-name="P12">id =&gt; Defines a unique ID for the computer system.</text:p>
        </text:list-item>
        <text:list-item>
          <text:p text:style-name="P12">name =&gt; Defines the computer's name (generally the DNS name).</text:p>
        </text:list-item>
        <text:list-item>
          <text:p text:style-name="P12">mac =&gt; Defines the computer's MAC address.</text:p>
        </text:list-item>
        <text:list-item>
          <text:p text:style-name="P12">ip =&gt; Defines the IPv4 address of the computer.</text:p>
        </text:list-item>
        <text:list-item>
          <text:p text:style-name="P12">ip6 =&gt; Defines the IPv6 address of the computer (if needed).</text:p>
        </text:list-item>
        <text:list-item>
          <text:p text:style-name="P12">osType =&gt; Defines the type of operating system.</text:p>
        </text:list-item>
        <text:list-item>
          <text:p text:style-name="P12">osName =&gt; Defines the operating system's name.</text:p>
        </text:list-item>
        <text:list-item>
          <text:p text:style-name="P12">serial =&gt; Defines the serial number for the computer.</text:p>
        </text:list-item>
        <text:list-item>
          <text:p text:style-name="P12">location =&gt; Defines a location for the computer.</text:p>
        </text:list-item>
        <text:list-item>
          <text:p text:style-name="P12">make =&gt; Defines the make (manufacturer) of the computer.</text:p>
        </text:list-item>
        <text:list-item>
          <text:p text:style-name="P12">model =&gt; Defines the model of the computer.</text:p>
        </text:list-item>
        <text:list-item>
          <text:p text:style-name="P12">cpu =&gt; Defines CPU information.</text:p>
        </text:list-item>
        <text:list-item>
          <text:p text:style-name="P12">ram =&gt; Defines RAM information.</text:p>
        </text:list-item>
        <text:list-item>
          <text:p text:style-name="P12">hdd =&gt; Defines hard drive information.</text:p>
        </text:list-item>
        <text:list-item>
          <text:p text:style-name="P12">licensing =&gt; Defines licensing information.</text:p>
        </text:list-item>
        <text:list-item>
          <text:p text:style-name="P12">notes =&gt; Defines additional notes about the computer.</text:p>
        </text:list-item>
      </text:list>
      <text:h text:style-name="Heading_20_3" text:outline-level="3">Class Functions</text:h>
      <text:list xml:id="list1756544456" text:style-name="L5">
        <text:list-item>
          <text:p text:style-name="P13">Computer()</text:p>
          <text:list>
            <text:list-item>
              <text:p text:style-name="P13">Pre/Post-conditions:</text:p>
              <text:list>
                <text:list-item>
                  <text:p text:style-name="P13">Precondition: None</text:p>
                </text:list-item>
                <text:list-item>
                  <text:p text:style-name="P13">Postcondition: Sets up the Computer class variables for use</text:p>
                </text:list-item>
              </text:list>
            </text:list-item>
            <text:list-item>
              <text:p text:style-name="P13">This function is the class constructor. It sets up all the variables for use.</text:p>
            </text:list-item>
          </text:list>
        </text:list-item>
        <text:list-item>
          <text:p text:style-name="P13">getID()</text:p>
          <text:list>
            <text:list-item>
              <text:p text:style-name="P13">Pre/Post-conditions:</text:p>
              <text:list>
                <text:list-item>
                  <text:p text:style-name="P13">Precondition: id should be definied</text:p>
                </text:list-item>
                <text:list-item>
                  <text:p text:style-name="P13">Postcondition: Return the ID of the computer, or FALSE otherwise</text:p>
                </text:list-item>
              </text:list>
            </text:list-item>
            <text:list-item>
              <text:p text:style-name="P13">This function allows the user to get the unique ID of the computer.</text:p>
            </text:list-item>
          </text:list>
        </text:list-item>
        <text:list-item>
          <text:p text:style-name="P13">setID($newID)</text:p>
          <text:list>
            <text:list-item>
              <text:p text:style-name="P13">$newID =&gt; Defines a new unique ID for the computer.</text:p>
            </text:list-item>
            <text:list-item>
              <text:p text:style-name="P13">Pre/Post-conditions:</text:p>
              <text:list>
                <text:list-item>
                  <text:p text:style-name="P13">Precondition: $newID should be defined</text:p>
                </text:list-item>
                <text:list-item>
                  <text:p text:style-name="P13"><text:soft-page-break/>Postcondition: Set the ID</text:p>
                </text:list-item>
              </text:list>
            </text:list-item>
            <text:list-item>
              <text:p text:style-name="P13">This function allows the user to set the unique ID for the computer.</text:p>
            </text:list-item>
          </text:list>
        </text:list-item>
        <text:list-item>
          <text:p text:style-name="P13">getName()</text:p>
          <text:list>
            <text:list-item>
              <text:p text:style-name="P13">Pre/Post-conditions:</text:p>
              <text:list>
                <text:list-item>
                  <text:p text:style-name="P13">Precondition: name should be defined</text:p>
                </text:list-item>
                <text:list-item>
                  <text:p text:style-name="P13">Postcondition: Return the name of the computer, or FALSE otherwise.</text:p>
                </text:list-item>
              </text:list>
            </text:list-item>
            <text:list-item>
              <text:p text:style-name="P13">This function allows the user to get the name of the computer.</text:p>
            </text:list-item>
          </text:list>
        </text:list-item>
        <text:list-item>
          <text:p text:style-name="P13">setName($newName)</text:p>
          <text:list>
            <text:list-item>
              <text:p text:style-name="P13">$newName =&gt; Defines the new name for the computer.</text:p>
            </text:list-item>
            <text:list-item>
              <text:p text:style-name="P13">Pre/Post-conditions:</text:p>
              <text:list>
                <text:list-item>
                  <text:p text:style-name="P13">Precondition: $newName should be defined</text:p>
                </text:list-item>
                <text:list-item>
                  <text:p text:style-name="P13">Postcondition: Set the new name of the computer.</text:p>
                </text:list-item>
              </text:list>
            </text:list-item>
            <text:list-item>
              <text:p text:style-name="P13">This function allows the user to set the name of the computer.</text:p>
            </text:list-item>
          </text:list>
        </text:list-item>
        <text:list-item>
          <text:p text:style-name="P13">getMac()</text:p>
          <text:list>
            <text:list-item>
              <text:p text:style-name="P13">Pre/Post-conditions:</text:p>
              <text:list>
                <text:list-item>
                  <text:p text:style-name="P13">Precondition: mac should be defined</text:p>
                </text:list-item>
                <text:list-item>
                  <text:p text:style-name="P13">Postcondition: Return the MAC address of the computer, or FALSE otherwise</text:p>
                </text:list-item>
              </text:list>
            </text:list-item>
            <text:list-item>
              <text:p text:style-name="P13">This function allows the user to get the MAC address of the computer.</text:p>
            </text:list-item>
          </text:list>
        </text:list-item>
        <text:list-item>
          <text:p text:style-name="P13">setMac($macAddress)</text:p>
          <text:list>
            <text:list-item>
              <text:p text:style-name="P13">$macAddress =&gt; Defines the MAC address of the computer.</text:p>
            </text:list-item>
            <text:list-item>
              <text:p text:style-name="P13">Pre/Post-conditions:</text:p>
              <text:list>
                <text:list-item>
                  <text:p text:style-name="P13">Precondition: $macAddress should be defined, and be a valid MAC address</text:p>
                </text:list-item>
                <text:list-item>
                  <text:p text:style-name="P13">Postcondition: Set the MAC address of the computer.</text:p>
                </text:list-item>
              </text:list>
            </text:list-item>
            <text:list-item>
              <text:p text:style-name="P13">This function allows the user to set the MAC address of a computer.</text:p>
            </text:list-item>
          </text:list>
        </text:list-item>
        <text:list-item>
          <text:p text:style-name="P13">getIP()</text:p>
          <text:list>
            <text:list-item>
              <text:p text:style-name="P13">Pre/Post-conditions:</text:p>
              <text:list>
                <text:list-item>
                  <text:p text:style-name="P13">Precondition: ip should be defined</text:p>
                </text:list-item>
                <text:list-item>
                  <text:p text:style-name="P13">Postcondition: Return the IP address, or FALSE otherwise</text:p>
                </text:list-item>
              </text:list>
            </text:list-item>
            <text:list-item>
              <text:p text:style-name="P13">This function allows the user to get the IP address of a computer.</text:p>
            </text:list-item>
          </text:list>
        </text:list-item>
        <text:list-item>
          <text:p text:style-name="P13">setIP($ipAddr)</text:p>
          <text:list>
            <text:list-item>
              <text:p text:style-name="P13">$ipAddr =&gt; Defines the IPv4 IP address of the computer.</text:p>
            </text:list-item>
            <text:list-item>
              <text:p text:style-name="P13">Pre/Post-conditions:</text:p>
              <text:list>
                <text:list-item>
                  <text:p text:style-name="P13">Precondition: $ipAddr should be defined, and a valid IPv4 address</text:p>
                </text:list-item>
                <text:list-item>
                  <text:p text:style-name="P13">Postcondition: Set the IPv4 address</text:p>
                </text:list-item>
              </text:list>
            </text:list-item>
            <text:list-item>
              <text:p text:style-name="P13">This function allows the user to set an IPv4 address for the computer.</text:p>
            </text:list-item>
          </text:list>
        </text:list-item>
      </text:list>
      <text:h text:style-name="Heading_20_3" text:outline-level="3"><text:soft-page-break/>Class Example</text:h>
      <text:h text:style-name="P32" text:outline-level="2"/>
      <text:h text:style-name="P34" text:outline-level="2">database.inc.php</text:h>
      <text:h text:style-name="Heading_20_3" text:outline-level="3">Class Variables</text:h>
      <text:h text:style-name="Heading_20_4" text:outline-level="4">Database class</text:h>
      <text:list xml:id="list1215568037" text:style-name="L6">
        <text:list-item>
          <text:p text:style-name="P14">dbType defines the type of database that is being used.</text:p>
        </text:list-item>
        <text:list-item>
          <text:p text:style-name="P14">dbLoc defines the location of the database. This can be an IP address, a hostname, a file location, etc</text:p>
        </text:list-item>
        <text:list-item>
          <text:p text:style-name="P14">dbUser defines the username used to connect to the database, if needed.</text:p>
        </text:list-item>
        <text:list-item>
          <text:p text:style-name="P14">dbPass defines the password used to connect to the database, if needed.</text:p>
        </text:list-item>
        <text:list-item>
          <text:p text:style-name="P14">dbName defines the name of the database to use.</text:p>
        </text:list-item>
        <text:list-item>
          <text:p text:style-name="P14">lastError defines the text of the last error that occurred, if any.</text:p>
        </text:list-item>
      </text:list>
      <text:h text:style-name="Heading_20_4" text:outline-level="4">MySQL class</text:h>
      <text:list xml:id="list2128170546" text:style-name="L7">
        <text:list-item>
          <text:p text:style-name="P15">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871490281" text:style-name="L8">
        <text:list-item>
          <text:p text:style-name="P16">(Protected) Database($loc, $user, $pass, $name, $type)</text:p>
          <text:list>
            <text:list-item>
              <text:p text:style-name="P16">$loc defines the location of the database. This may be an IP address, a hostname or a location on the server.</text:p>
            </text:list-item>
            <text:list-item>
              <text:p text:style-name="P16">$user defines the username used to login to the database.</text:p>
            </text:list-item>
            <text:list-item>
              <text:p text:style-name="P16">$pass defines the password used in conjunction to the username to log into the server.</text:p>
            </text:list-item>
            <text:list-item>
              <text:p text:style-name="P16">$name defines the default database to begin working with.</text:p>
            </text:list-item>
            <text:list-item>
              <text:p text:style-name="P16">$type defines the type of database you will be working with.</text:p>
            </text:list-item>
            <text:list-item>
              <text:p text:style-name="P16">Pre/Post-conditions:</text:p>
              <text:list>
                <text:list-item>
                  <text:p text:style-name="P16">Precondition: The database location, username, password, name and type should be defined.</text:p>
                </text:list-item>
                <text:list-item>
                  <text:p text:style-name="P16">Postcondition: The class will set-up the variables that will be used to connect to the database, and conduct queries.</text:p>
                </text:list-item>
              </text:list>
            </text:list-item>
            <text:list-item>
              <text:p text:style-name="P16"><text:soft-page-break/>This sets up the class to perform database operations.</text:p>
            </text:list-item>
          </text:list>
        </text:list-item>
        <text:list-item>
          <text:p text:style-name="P16">hasError()</text:p>
          <text:list>
            <text:list-item>
              <text:p text:style-name="P16">Pre/Post-conditions:</text:p>
              <text:list>
                <text:list-item>
                  <text:p text:style-name="P16">Precondition: None</text:p>
                </text:list-item>
                <text:list-item>
                  <text:p text:style-name="P16">Postcondition: Returns TRUE if an error has occurred, and FALSE otherwise</text:p>
                </text:list-item>
              </text:list>
            </text:list-item>
            <text:list-item>
              <text:p text:style-name="P16">This function will enable the user to check if an error has occurred during a database operation.</text:p>
            </text:list-item>
          </text:list>
        </text:list-item>
        <text:list-item>
          <text:p text:style-name="P16">getLastError()</text:p>
          <text:list>
            <text:list-item>
              <text:p text:style-name="P16">Pre/Post-conditions:</text:p>
              <text:list>
                <text:list-item>
                  <text:p text:style-name="P16">Precondition: An error should have occurred.</text:p>
                </text:list-item>
                <text:list-item>
                  <text:p text:style-name="P16">Postcondition: Returns the error message the the database gave when the last error occurred.</text:p>
                </text:list-item>
              </text:list>
            </text:list-item>
            <text:list-item>
              <text:p text:style-name="P16">This function gets the last error message provided by the database.</text:p>
            </text:list-item>
          </text:list>
        </text:list-item>
        <text:list-item>
          <text:p text:style-name="P16">(protected) resetError()</text:p>
          <text:list>
            <text:list-item>
              <text:p text:style-name="P16">Pre/Post-conditions:</text:p>
              <text:list>
                <text:list-item>
                  <text:p text:style-name="P16">Precondition: None.</text:p>
                </text:list-item>
                <text:list-item>
                  <text:p text:style-name="P16">Postcondition: Any error is cleared from the class.</text:p>
                </text:list-item>
              </text:list>
            </text:list-item>
            <text:list-item>
              <text:p text:style-name="P16">This function is used internally by the class to clear any previous errors that occurred.</text:p>
            </text:list-item>
          </text:list>
        </text:list-item>
      </text:list>
      <text:h text:style-name="Heading_20_4" text:outline-level="4">MySQL class</text:h>
      <text:list xml:id="list920120160" text:style-name="L9">
        <text:list-item>
          <text:p text:style-name="P17">MySQL($loc, $user, $pass, $name, $errorCallback=NULL)</text:p>
          <text:list>
            <text:list-item>
              <text:p text:style-name="P17">$loc defines the location of the MySQL server. This can be either an IP address, or a hostname.</text:p>
            </text:list-item>
            <text:list-item>
              <text:p text:style-name="P17">$user defines the username used to log into the MySQL server.</text:p>
            </text:list-item>
            <text:list-item>
              <text:p text:style-name="P17">$pass defines the password used in conjunction with the username to log into the database.</text:p>
            </text:list-item>
            <text:list-item>
              <text:p text:style-name="P17">$name defines the default database to use to perform database functions.</text:p>
            </text:list-item>
            <text:list-item>
              <text:p text:style-name="P17">$errorCallback defines the callback function to send the error an additional way, if one occurs.</text:p>
            </text:list-item>
            <text:list-item>
              <text:p text:style-name="P17">Pre/Post-conditions:</text:p>
              <text:list>
                <text:list-item>
                  <text:p text:style-name="P17">Precondition: The location of the SQL server, the username, the password and the database name is given.</text:p>
                </text:list-item>
                <text:list-item>
                  <text:p text:style-name="P17">Postcondition: The MySQL server is connected to</text:p>
                </text:list-item>
              </text:list>
            </text:list-item>
            <text:list-item>
              <text:p text:style-name="P17">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7">(Private) connect()</text:p>
          <text:list>
            <text:list-item>
              <text:p text:style-name="P17">Pre/Post-conditions:</text:p>
              <text:list>
                <text:list-item>
                  <text:p text:style-name="P17">Precondition: The MySQL class should be set up properly.</text:p>
                </text:list-item>
                <text:list-item>
                  <text:p text:style-name="P17">Postcondition: The connection to the MySQL server is made, or errors or handled.</text:p>
                </text:list-item>
              </text:list>
            </text:list-item>
            <text:list-item>
              <text:p text:style-name="P17">This function is the one that actually makes the connection to the MySQL database.</text:p>
            </text:list-item>
          </text:list>
        </text:list-item>
        <text:list-item>
          <text:p text:style-name="P17"><text:soft-page-break/>(Protected) throwError([$specialError])</text:p>
          <text:list>
            <text:list-item>
              <text:p text:style-name="P17">$specialError defines a unique error that MySQL may not handle by itself, or an error that occurs before a MySQL connection is established</text:p>
            </text:list-item>
            <text:list-item>
              <text:p text:style-name="P17">Pre/Post-conditions:</text:p>
              <text:list>
                <text:list-item>
                  <text:p text:style-name="P17">Precondition: An error should have occurred</text:p>
                </text:list-item>
                <text:list-item>
                  <text:p text:style-name="P17">Postcondition: The error is created in the Database class with the proper information.</text:p>
                </text:list-item>
              </text:list>
            </text:list-item>
            <text:list-item>
              <text:p text:style-name="P17">This function is called internally when any error has occurred during MySQL operations.</text:p>
            </text:list-item>
          </text:list>
        </text:list-item>
        <text:list-item>
          <text:p text:style-name="P17">query($qString)</text:p>
          <text:list>
            <text:list-item>
              <text:p text:style-name="P17">$qString defines the SQL Query string to be executed.</text:p>
            </text:list-item>
            <text:list-item>
              <text:p text:style-name="P17">Pre/Post-conditions:</text:p>
              <text:list>
                <text:list-item>
                  <text:p text:style-name="P17">Precondition: A query should be presented</text:p>
                </text:list-item>
                <text:list-item>
                  <text:p text:style-name="P17">Postcondition: The class will attempt to execute the query, and handle any errors.</text:p>
                </text:list-item>
              </text:list>
            </text:list-item>
            <text:list-item>
              <text:p text:style-name="P17">SECURITY NOTE:</text:p>
              <text:list>
                <text:list-item>
                  <text:p text:style-name="P17">The user is responsible for handling any sort of SQL injection type attacks. This function DOES NOT handle this by itself.</text:p>
                </text:list-item>
              </text:list>
            </text:list-item>
            <text:list-item>
              <text:p text:style-name="P17">This function takes a SQL query, and tries to execute it on a MySQL database. It will also handle any errors that occur during the execution of the query.</text:p>
            </text:list-item>
          </text:list>
        </text:list-item>
        <text:list-item>
          <text:p text:style-name="P17">changeDB($dbName)</text:p>
          <text:list>
            <text:list-item>
              <text:p text:style-name="P17">$dbName defines the new database to use for queries.</text:p>
            </text:list-item>
            <text:list-item>
              <text:p text:style-name="P17">Pre/Post-conditions:</text:p>
              <text:list>
                <text:list-item>
                  <text:p text:style-name="P17">Precondition: A database name is given</text:p>
                </text:list-item>
                <text:list-item>
                  <text:p text:style-name="P17">Postcondition: The class attempts to change the database to use for MySQL operations. Returns TRUE on success, and FALSE on failure.</text:p>
                </text:list-item>
              </text:list>
            </text:list-item>
            <text:list-item>
              <text:p text:style-name="P17">This function changes the database that is used to execute queries.</text:p>
            </text:list-item>
          </text:list>
        </text:list-item>
        <text:list-item>
          <text:p text:style-name="P17">escapeString($string)</text:p>
          <text:list>
            <text:list-item>
              <text:p text:style-name="P17">$string defines a string to escape using MySQL</text:p>
            </text:list-item>
            <text:list-item>
              <text:p text:style-name="P17">Pre/Post-conditions:</text:p>
              <text:list>
                <text:list-item>
                  <text:p text:style-name="P17">Precondition: A string should be given</text:p>
                </text:list-item>
                <text:list-item>
                  <text:p text:style-name="P17">Postcondition: The string is escaped using the current MySQL connection.</text:p>
                </text:list-item>
              </text:list>
            </text:list-item>
            <text:list-item>
              <text:p text:style-name="P17">This function escapes a string to be safe in a MySQL query.</text:p>
            </text:list-item>
          </text:list>
        </text:list-item>
        <text:list-item>
          <text:p text:style-name="P17">connected()</text:p>
          <text:list>
            <text:list-item>
              <text:p text:style-name="P17">Pre/Post-conditions:</text:p>
              <text:list>
                <text:list-item>
                  <text:p text:style-name="P17">Precondition: None</text:p>
                </text:list-item>
                <text:list-item>
                  <text:p text:style-name="P17">Postcondition: Returns TRUE if the MySQL connection is active, and FALSE otherwise</text:p>
                </text:list-item>
              </text:list>
            </text:list-item>
            <text:list-item>
              <text:p text:style-name="P17">This function informs the user if the MySQL connection is still active, or not.</text:p>
            </text:list-item>
          </text:list>
        </text:list-item>
        <text:list-item>
          <text:p text:style-name="P17">reconnect()</text:p>
          <text:list>
            <text:list-item>
              <text:p text:style-name="P17"><text:soft-page-break/>Pre/Post-conditions:</text:p>
              <text:list>
                <text:list-item>
                  <text:p text:style-name="P17">Precondition: None</text:p>
                </text:list-item>
                <text:list-item>
                  <text:p text:style-name="P17">Postcondition: Will close any current connection, and re-establish a connection to the MySQL server</text:p>
                </text:list-item>
              </text:list>
            </text:list-item>
            <text:list-item>
              <text:p text:style-name="P17">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4" text:outline-level="2">error.inc.php</text:h>
      <text:h text:style-name="Heading_20_2" text:outline-level="2">Class Variables</text:h>
      <text:list xml:id="list55128345" text:style-name="L10">
        <text:list-item>
          <text:p text:style-name="P18">errorFrom =&gt; Defines the e-mail address to display in the “From:” header when sending an error e-mail</text:p>
        </text:list-item>
        <text:list-item>
          <text:p text:style-name="P18">errorTo =&gt; Defines who error e-mails should be sent to</text:p>
        </text:list-item>
        <text:list-item>
          <text:p text:style-name="P18">errorSubject =&gt; Defines the subject for the e-mail when sending error e-mails</text:p>
        </text:list-item>
      </text:list>
      <text:h text:style-name="Heading_20_2" text:outline-level="2">Class Functions</text:h>
      <text:list xml:id="list1922822346" text:style-name="L11">
        <text:list-item>
          <text:p text:style-name="P19">Error($from, $to)</text:p>
          <text:list>
            <text:list-item>
              <text:p text:style-name="P19">$from =&gt; Defines the from address for sending e-mails</text:p>
            </text:list-item>
            <text:list-item>
              <text:p text:style-name="P19">$to =&gt; Defines the to address for sending e-mails</text:p>
            </text:list-item>
            <text:list-item>
              <text:p text:style-name="P19">Pre/Post-conditions:</text:p>
              <text:list>
                <text:list-item>
                  <text:p text:style-name="P19">Precondition: The from, and to, address should be defined</text:p>
                </text:list-item>
                <text:list-item>
                  <text:p text:style-name="P19">Postcondition: The Error class is set-up.</text:p>
                </text:list-item>
              </text:list>
            </text:list-item>
            <text:list-item>
              <text:p text:style-name="P19">This is the constructor for the Error class. It sets up the class to be able to send error messages via e-mail to an individual, or group.</text:p>
            </text:list-item>
          </text:list>
        </text:list-item>
        <text:list-item>
          <text:p text:style-name="P19">setErrorSubject($errorSubject)</text:p>
          <text:list>
            <text:list-item>
              <text:p text:style-name="P19">$errorSubject =&gt; Defines the subject line for e-mails sent through this class</text:p>
            </text:list-item>
            <text:list-item>
              <text:p text:style-name="P19">Pre/Post-conditions:</text:p>
              <text:list>
                <text:list-item>
                  <text:p text:style-name="P19">Precondition: None</text:p>
                </text:list-item>
                <text:list-item>
                  <text:p text:style-name="P19">Postcondition: The subject line is set</text:p>
                </text:list-item>
              </text:list>
            </text:list-item>
            <text:list-item>
              <text:p text:style-name="P19">This function sets the subject line for all e-mails sent via this class.</text:p>
            </text:list-item>
          </text:list>
        </text:list-item>
        <text:list-item>
          <text:p text:style-name="P19">sendError($errorMessage)</text:p>
          <text:list>
            <text:list-item>
              <text:p text:style-name="P19">$errorMessage =&gt; Defines the body of the e-mail</text:p>
            </text:list-item>
            <text:list-item>
              <text:p text:style-name="P19">Pre/Post-conditions:</text:p>
              <text:list>
                <text:list-item>
                  <text:p text:style-name="P19">Precondition: $errorMessage should be defined</text:p>
                </text:list-item>
                <text:list-item>
                  <text:p text:style-name="P19">Postcondition: An e-mail is sent to $to, from $from and containing the body $errorMessage</text:p>
                </text:list-item>
              </text:list>
            </text:list-item>
            <text:list-item>
              <text:p text:style-name="P19">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4" text:outline-level="2">file.inc.php</text:h>
      <text:h text:style-name="Heading_20_3" text:outline-level="3">Class Variables</text:h>
      <text:list xml:id="list851947308" text:style-name="L12">
        <text:list-item>
          <text:p text:style-name="P20">fileLoc =&gt; Defines the location of the file on the system.</text:p>
        </text:list-item>
        <text:list-item>
          <text:p text:style-name="P20">fileName =&gt; Defines the name of the file, to include any extension.</text:p>
        </text:list-item>
        <text:list-item>
          <text:p text:style-name="P20">fileMIMEType =&gt; Defines the MIME type of the file.</text:p>
        </text:list-item>
        <text:list-item>
          <text:p text:style-name="P20">fileBuffer =&gt; Defines a buffer that contains the file data.</text:p>
        </text:list-item>
        <text:list-item>
          <text:p text:style-name="P20">fileSize =&gt; Defines the size of the file</text:p>
        </text:list-item>
      </text:list>
      <text:h text:style-name="Heading_20_3" text:outline-level="3">Class Functions</text:h>
      <text:list xml:id="list2159100941" text:style-name="L13">
        <text:list-item>
          <text:p text:style-name="P21">File($file)</text:p>
          <text:list>
            <text:list-item>
              <text:p text:style-name="P21">$file =&gt; Defines the location of the file on the system.</text:p>
            </text:list-item>
            <text:list-item>
              <text:p text:style-name="P21">Pre/Post-conditoins:</text:p>
              <text:list>
                <text:list-item>
                  <text:p text:style-name="P21">Precondition: $file should be defined, and an actual file on the system.</text:p>
                </text:list-item>
                <text:list-item>
                  <text:p text:style-name="P21">Postcondition: The File class is initialized, and ready for use by the user.</text:p>
                </text:list-item>
              </text:list>
            </text:list-item>
            <text:list-item>
              <text:p text:style-name="P21">This function initializes the class, and prepares it for use by the user.</text:p>
            </text:list-item>
          </text:list>
        </text:list-item>
        <text:list-item>
          <text:p text:style-name="P21">(private) addFile($file)</text:p>
          <text:list>
            <text:list-item>
              <text:p text:style-name="P21">$file =&gt; Defines the location of the file on the system.</text:p>
            </text:list-item>
            <text:list-item>
              <text:p text:style-name="P21">Pre/Post-conditions:</text:p>
              <text:list>
                <text:list-item>
                  <text:p text:style-name="P21">Precondition: $file should be defined, and an actual file on the system.</text:p>
                </text:list-item>
                <text:list-item>
                  <text:p text:style-name="P21">Postcondition: Pull all needed data about the file, and fill class variables.</text:p>
                </text:list-item>
              </text:list>
            </text:list-item>
            <text:list-item>
              <text:p text:style-name="P21">This function is the core function to this class. It is what actually pulls all the information about the file, and fills the class variables.</text:p>
            </text:list-item>
          </text:list>
        </text:list-item>
        <text:list-item>
          <text:p text:style-name="P21">getFileName()</text:p>
          <text:list>
            <text:list-item>
              <text:p text:style-name="P21">Pre/Post-conditions:</text:p>
              <text:list>
                <text:list-item>
                  <text:p text:style-name="P21">Precondition: fileName should be set</text:p>
                </text:list-item>
                <text:list-item>
                  <text:p text:style-name="P21">Postcondition: Return the file name, or FALSE otherwise</text:p>
                </text:list-item>
              </text:list>
            </text:list-item>
            <text:list-item>
              <text:p text:style-name="P21">This function returns the file name to the user.</text:p>
            </text:list-item>
          </text:list>
        </text:list-item>
        <text:list-item>
          <text:p text:style-name="P21">getMIMEType()</text:p>
          <text:list>
            <text:list-item>
              <text:p text:style-name="P21">Pre/Post-conditions:</text:p>
              <text:list>
                <text:list-item>
                  <text:p text:style-name="P21">Precondition: fileMIMEType should be defines</text:p>
                </text:list-item>
                <text:list-item>
                  <text:p text:style-name="P21">Postcondition: Return the file's MIME type, or FALSE otherwise</text:p>
                </text:list-item>
              </text:list>
            </text:list-item>
            <text:list-item>
              <text:p text:style-name="P21">This function provides the MIME type of the file to the user. It can be useful for limiting file uploads to particular MIME types, or utilizing it when sending an e-mail with an attachment.</text:p>
            </text:list-item>
          </text:list>
        </text:list-item>
        <text:list-item>
          <text:p text:style-name="P21">getSize()</text:p>
          <text:list>
            <text:list-item>
              <text:p text:style-name="P21"><text:soft-page-break/>Pre/Post-conditions:</text:p>
              <text:list>
                <text:list-item>
                  <text:p text:style-name="P21">Precondition: fileSize should be defined</text:p>
                </text:list-item>
                <text:list-item>
                  <text:p text:style-name="P21">Postcondition: Return the file's size (in bytes), or FALSE otherwise</text:p>
                </text:list-item>
              </text:list>
            </text:list-item>
            <text:list-item>
              <text:p text:style-name="P21">This function provides the user with the file size, in bytes, of the file that has been loaded into the class.</text:p>
            </text:list-item>
          </text:list>
        </text:list-item>
        <text:list-item>
          <text:p text:style-name="P21">getFile()</text:p>
          <text:list>
            <text:list-item>
              <text:p text:style-name="P21">Pre/Post-conditions:</text:p>
              <text:list>
                <text:list-item>
                  <text:p text:style-name="P21">Precondition: fileBuffer should be defined</text:p>
                </text:list-item>
                <text:list-item>
                  <text:p text:style-name="P21">Postcondition: Return the binary file data, or FALSE otherwise</text:p>
                </text:list-item>
              </text:list>
            </text:list-item>
            <text:list-item>
              <text:p text:style-name="P21">This function provides the binary data to the user, which is great for attaching a file in an e-mail.</text:p>
            </text:list-item>
          </text:list>
        </text:list-item>
        <text:list-item>
          <text:p text:style-name="P21">hadError()</text:p>
          <text:list>
            <text:list-item>
              <text:p text:style-name="P21">Pre/Post-conditions:</text:p>
              <text:list>
                <text:list-item>
                  <text:p text:style-name="P21">Precondition: None</text:p>
                </text:list-item>
                <text:list-item>
                  <text:p text:style-name="P21">Postcondition: Returns TRUE if an error occurred, or FALSE otherwise</text:p>
                </text:list-item>
              </text:list>
            </text:list-item>
            <text:list-item>
              <text:p text:style-name="P21">This function enables the user to determine if an error occurred during initialization of the class.</text:p>
            </text:list-item>
          </text:list>
        </text:list-item>
        <text:list-item>
          <text:p text:style-name="P21">moveFile($newFile)</text:p>
          <text:list>
            <text:list-item>
              <text:p text:style-name="P21">$newFile =&gt; Defines the new location and/or file name of the file</text:p>
            </text:list-item>
            <text:list-item>
              <text:p text:style-name="P21">Pre/Post-conditions:</text:p>
              <text:list>
                <text:list-item>
                  <text:p text:style-name="P21">Precondition: $newFile should be set</text:p>
                </text:list-item>
                <text:list-item>
                  <text:p text:style-name="P21">Postcondition: Move the file, and return TRUE if it was a success, or FALSE otherwise</text:p>
                </text:list-item>
              </text:list>
            </text:list-item>
            <text:list-item>
              <text:p text:style-name="P21">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4" text:outline-level="2">ldap.inc.php</text:h>
      <text:h text:style-name="Heading_20_2" text:outline-level="2">Class Variables</text:h>
      <text:h text:style-name="Heading_20_2" text:outline-level="2">Class Functions</text:h>
      <text:h text:style-name="Heading_20_2" text:outline-level="2">Class Example</text:h>
      <text:p text:style-name="Text_20_body"/>
      <text:h text:style-name="P32" text:outline-level="2"/>
      <text:h text:style-name="P34"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1569812814" text:style-name="L14">
        <text:list-item>
          <text:p text:style-name="P22">$mailTo = &gt; Defines an array of “To:” address for e-mails</text:p>
        </text:list-item>
        <text:list-item>
          <text:p text:style-name="P22">$mailCC =&gt; Defines an array of “CC:” address for e-mails</text:p>
        </text:list-item>
        <text:list-item>
          <text:p text:style-name="P22">$mailBCC =&gt; Defines an array of “BCC:” addresses for e-mails</text:p>
        </text:list-item>
        <text:list-item>
          <text:p text:style-name="P22">$mailFrom =&gt; Defines the “From:” address for e-mails</text:p>
        </text:list-item>
        <text:list-item>
          <text:p text:style-name="P22">$mailReplyTo =&gt; Defines the “ReplyTo:” address fro e-mails</text:p>
        </text:list-item>
        <text:list-item>
          <text:p text:style-name="P22">$mailSubject =&gt; Defines the subject of the e-mail</text:p>
        </text:list-item>
        <text:list-item>
          <text:p text:style-name="P22">$mailMessage =&gt; Defines the body of the message</text:p>
        </text:list-item>
        <text:list-item>
          <text:p text:style-name="P22">$mailAttachments =&gt; Defines an array of Attachments for the e-mail</text:p>
        </text:list-item>
        <text:list-item>
          <text:p text:style-name="P22">$mailAddlHeaders =&gt; Defines any additional headers to be sent with the e-mail</text:p>
        </text:list-item>
        <text:list-item>
          <text:p text:style-name="P22">(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44174433" text:style-name="L15">
        <text:list-item>
          <text:p text:style-name="P23">Attachment($file)</text:p>
          <text:list>
            <text:list-item>
              <text:p text:style-name="P23">$file =&gt; Defines a location, and file name, of a file on the system.</text:p>
            </text:list-item>
            <text:list-item>
              <text:p text:style-name="P23">Pre/Post-conditions:</text:p>
              <text:list>
                <text:list-item>
                  <text:p text:style-name="P23">Precondition: $file should be a file on the system.</text:p>
                </text:list-item>
                <text:list-item>
                  <text:p text:style-name="P23">Postcondition: Create a File class</text:p>
                </text:list-item>
              </text:list>
            </text:list-item>
            <text:list-item>
              <text:p text:style-name="P23">This function is just an implementation of the File class. It was the predecessor to the File class, and has only been kept for backwards compatibility.</text:p>
            </text:list-item>
          </text:list>
        </text:list-item>
        <text:list-item>
          <text:p text:style-name="P23">isError()</text:p>
          <text:list>
            <text:list-item>
              <text:p text:style-name="P23">This function is again only for backwards compatibility. Please refer to the File class in file.inc.php.</text:p>
            </text:list-item>
          </text:list>
        </text:list-item>
      </text:list>
      <text:h text:style-name="Heading_20_4" text:outline-level="4">EMail class</text:h>
      <text:list xml:id="list505361364" text:style-name="L16">
        <text:list-item>
          <text:p text:style-name="P24">Email()</text:p>
          <text:list>
            <text:list-item>
              <text:p text:style-name="P24">Pre/Post-conditions:</text:p>
              <text:list>
                <text:list-item>
                  <text:p text:style-name="P24"><text:soft-page-break/>Precondition: None</text:p>
                </text:list-item>
                <text:list-item>
                  <text:p text:style-name="P24">Postcondition: Set-up the Email class for use by the user</text:p>
                </text:list-item>
              </text:list>
            </text:list-item>
            <text:list-item>
              <text:p text:style-name="P24">This function prepares the EMail class for use by the user. It initializes all the variables needed.</text:p>
            </text:list-item>
          </text:list>
        </text:list-item>
        <text:list-item>
          <text:p text:style-name="P24">addTo($address)</text:p>
          <text:list>
            <text:list-item>
              <text:p text:style-name="P24">$address =&gt; Defines a valid e-mail address</text:p>
            </text:list-item>
            <text:list-item>
              <text:p text:style-name="P24">Pre/Post-conditions:</text:p>
              <text:list>
                <text:list-item>
                  <text:p text:style-name="P24">Precondition: A valid e-mail address is supplied</text:p>
                </text:list-item>
                <text:list-item>
                  <text:p text:style-name="P24">Postcondition: Return TRUE if the address was added, and FALSE otherwise</text:p>
                </text:list-item>
              </text:list>
            </text:list-item>
            <text:list-item>
              <text:p text:style-name="P24">This function add an e-mail address to the list of “To:” addresses.</text:p>
            </text:list-item>
          </text:list>
        </text:list-item>
        <text:list-item>
          <text:p text:style-name="P24">(private) formatTo()</text:p>
          <text:list>
            <text:list-item>
              <text:p text:style-name="P24">This function is used to properly format the “To:” addresses for sending an e-mail using PHP's mail() function.</text:p>
            </text:list-item>
          </text:list>
        </text:list-item>
        <text:list-item>
          <text:p text:style-name="P24">addCC($address)</text:p>
          <text:list>
            <text:list-item>
              <text:p text:style-name="P24">$address =&gt; Defines a valid e-mail address</text:p>
            </text:list-item>
            <text:list-item>
              <text:p text:style-name="P24">Pre/Post-conditions:</text:p>
              <text:list>
                <text:list-item>
                  <text:p text:style-name="P24">Precondition: A valid e-mail address is supplied</text:p>
                </text:list-item>
                <text:list-item>
                  <text:p text:style-name="P24">Postcondition: Return TRUE if the address was added, and FALSE otherwise</text:p>
                </text:list-item>
              </text:list>
            </text:list-item>
            <text:list-item>
              <text:p text:style-name="P24">This function add an e-mail address to the list of “CC:” addresses.</text:p>
            </text:list-item>
          </text:list>
        </text:list-item>
        <text:list-item>
          <text:p text:style-name="P24">(private) formatCC()</text:p>
          <text:list>
            <text:list-item>
              <text:p text:style-name="P24">This function is used to properly format the “CC:” addresses for sending an e-mail using PHP's mail() function.</text:p>
            </text:list-item>
          </text:list>
        </text:list-item>
        <text:list-item>
          <text:p text:style-name="P24">addBCC($address)</text:p>
          <text:list>
            <text:list-item>
              <text:p text:style-name="P24">$address =&gt; Defines a valid e-mail address</text:p>
            </text:list-item>
            <text:list-item>
              <text:p text:style-name="P24">Pre/Post-conditions:</text:p>
              <text:list>
                <text:list-item>
                  <text:p text:style-name="P24">Precondition: A valid e-mail address is supplied</text:p>
                </text:list-item>
                <text:list-item>
                  <text:p text:style-name="P24">Postcondition: Return TRUE if the address was added, and FALSE otherwise</text:p>
                </text:list-item>
              </text:list>
            </text:list-item>
            <text:list-item>
              <text:p text:style-name="P24">This function add an e-mail address to the list of “BCC:” addresses.</text:p>
            </text:list-item>
          </text:list>
        </text:list-item>
        <text:list-item>
          <text:p text:style-name="P24">(private) formatBCC()</text:p>
          <text:list>
            <text:list-item>
              <text:p text:style-name="P24">This function is used to properly format the “BCC:” addresses for sending an e-mail using PHP's mail() function.</text:p>
            </text:list-item>
          </text:list>
        </text:list-item>
        <text:list-item>
          <text:p text:style-name="P24">setFrom($address)</text:p>
          <text:list>
            <text:list-item>
              <text:p text:style-name="P24">$address =&gt; Defines a valid e-mail address</text:p>
            </text:list-item>
            <text:list-item>
              <text:p text:style-name="P24">Pre/Post-conditions:</text:p>
              <text:list>
                <text:list-item>
                  <text:p text:style-name="P24">Precondition: A valid e-mail address is provided</text:p>
                </text:list-item>
                <text:list-item>
                  <text:p text:style-name="P24">Postcondition: The “From:” address is set</text:p>
                </text:list-item>
              </text:list>
            </text:list-item>
            <text:list-item>
              <text:p text:style-name="P24">This functions enables the user to set the “From:” address for e-mails sent through this class.</text:p>
            </text:list-item>
          </text:list>
        </text:list-item>
        <text:list-item>
          <text:p text:style-name="P24"><text:soft-page-break/>getFrom()</text:p>
          <text:list>
            <text:list-item>
              <text:p text:style-name="P24">Pre/Post-conditions:</text:p>
              <text:list>
                <text:list-item>
                  <text:p text:style-name="P24">Precondition: The “From:” address should be set</text:p>
                </text:list-item>
                <text:list-item>
                  <text:p text:style-name="P24">Postcondition: Return the “From:” address, or FALSE otherwise</text:p>
                </text:list-item>
              </text:list>
            </text:list-item>
            <text:list-item>
              <text:p text:style-name="P24">This function allows the user to see what the currently set “From:” address is set to. If one is not set, the function returns FALSE.</text:p>
            </text:list-item>
          </text:list>
        </text:list-item>
        <text:list-item>
          <text:p text:style-name="P24">setReplyTo($address)</text:p>
          <text:list>
            <text:list-item>
              <text:p text:style-name="P24">$address =&gt; Defines a valid e-mail address</text:p>
            </text:list-item>
            <text:list-item>
              <text:p text:style-name="P24">Pre/Post-conditions:</text:p>
              <text:list>
                <text:list-item>
                  <text:p text:style-name="P24">Precondition: A valid e-mail address is provided</text:p>
                </text:list-item>
                <text:list-item>
                  <text:p text:style-name="P24">Postcondition: The “Reply-to:” header is set</text:p>
                </text:list-item>
              </text:list>
            </text:list-item>
            <text:list-item>
              <text:p text:style-name="P24">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4">getReplyTo()</text:p>
          <text:list>
            <text:list-item>
              <text:p text:style-name="P24">Pre/Post-conditions:</text:p>
              <text:list>
                <text:list-item>
                  <text:p text:style-name="P24">Precondition: The “Reply-to:” address should be set</text:p>
                </text:list-item>
                <text:list-item>
                  <text:p text:style-name="P24">Postcondition: Returns the “Reply-to:” address, or FALSE otherwise</text:p>
                </text:list-item>
              </text:list>
            </text:list-item>
            <text:list-item>
              <text:p text:style-name="P24">This function allows the user to know the currently set “Reply-to:” address. If one is not currently set, the function will return FALSE.</text:p>
            </text:list-item>
          </text:list>
        </text:list-item>
        <text:list-item>
          <text:p text:style-name="P24">setSubject($subject)</text:p>
          <text:list>
            <text:list-item>
              <text:p text:style-name="P24">$subject =&gt; Defines the subject of the current e-mail</text:p>
            </text:list-item>
            <text:list-item>
              <text:p text:style-name="P24">Pre/Post-conditions:</text:p>
              <text:list>
                <text:list-item>
                  <text:p text:style-name="P24">Precondition: A subject should be defined</text:p>
                </text:list-item>
                <text:list-item>
                  <text:p text:style-name="P24">Postcondition: Sets the subject of the current e-mail</text:p>
                </text:list-item>
              </text:list>
            </text:list-item>
            <text:list-item>
              <text:p text:style-name="P24">This function allows the user to set a specific subject for the e-mail message</text:p>
            </text:list-item>
          </text:list>
        </text:list-item>
        <text:list-item>
          <text:p text:style-name="P24">getSubject()</text:p>
          <text:list>
            <text:list-item>
              <text:p text:style-name="P24">Pre/Post-conditions:</text:p>
              <text:list>
                <text:list-item>
                  <text:p text:style-name="P24">Precondition: A subject should be defied already</text:p>
                </text:list-item>
                <text:list-item>
                  <text:p text:style-name="P24">Postcondition: Return the subject of the e-mail message, or FALSE otherwise.</text:p>
                </text:list-item>
              </text:list>
            </text:list-item>
            <text:list-item>
              <text:p text:style-name="P24">This function allows the user to see what the currently set subject is.</text:p>
            </text:list-item>
          </text:list>
        </text:list-item>
        <text:list-item>
          <text:p text:style-name="P24">setMessage($message)</text:p>
          <text:list>
            <text:list-item>
              <text:p text:style-name="P24">$message =&gt; Defines the actual body of the e-mail message</text:p>
            </text:list-item>
            <text:list-item>
              <text:p text:style-name="P24">Pre/Post-conditions:</text:p>
              <text:list>
                <text:list-item>
                  <text:p text:style-name="P24">Precondition: A message should be definied</text:p>
                </text:list-item>
                <text:list-item>
                  <text:p text:style-name="P24">Postcondition: Set the message for the e-mail</text:p>
                </text:list-item>
              </text:list>
            </text:list-item>
            <text:list-item>
              <text:p text:style-name="P24"><text:soft-page-break/>This function allows the user to set the body of the e-mail message. It may, or may not, contain HTML and/or plain-text.</text:p>
            </text:list-item>
          </text:list>
        </text:list-item>
        <text:list-item>
          <text:p text:style-name="P24">getMessage()</text:p>
          <text:list>
            <text:list-item>
              <text:p text:style-name="P24">Pre/Post-conditions:</text:p>
              <text:list>
                <text:list-item>
                  <text:p text:style-name="P24">Precondition: A message body should be set</text:p>
                </text:list-item>
                <text:list-item>
                  <text:p text:style-name="P24">Postcondition: Return the message body, or FALSE otherwise</text:p>
                </text:list-item>
              </text:list>
            </text:list-item>
            <text:list-item>
              <text:p text:style-name="P24">This function allows the user to see what the currently set message body is.</text:p>
            </text:list-item>
          </text:list>
        </text:list-item>
        <text:list-item>
          <text:p text:style-name="P24">addAttachment($file)</text:p>
          <text:list>
            <text:list-item>
              <text:p text:style-name="P24">$file =&gt; Defines the location, and name, of a file on the system to attach to the e-mail message</text:p>
            </text:list-item>
            <text:list-item>
              <text:p text:style-name="P24">Pre/Post-conditions:</text:p>
              <text:list>
                <text:list-item>
                  <text:p text:style-name="P24">Precondition: A valid file is given</text:p>
                </text:list-item>
                <text:list-item>
                  <text:p text:style-name="P24">Postcondition: Attaches the given file to the e-mail message</text:p>
                </text:list-item>
              </text:list>
            </text:list-item>
            <text:list-item>
              <text:p text:style-name="P24">This function allows the user to attach a file from the system to the e-mail to be sent out.</text:p>
            </text:list-item>
          </text:list>
        </text:list-item>
        <text:list-item>
          <text:p text:style-name="P24">setAddlHeaders($headers)</text:p>
          <text:list>
            <text:list-item>
              <text:p text:style-name="P24">$headers =&gt; Defines additional headers to be set</text:p>
            </text:list-item>
            <text:list-item>
              <text:p text:style-name="P24">Pre/Post-conditions:</text:p>
              <text:list>
                <text:list-item>
                  <text:p text:style-name="P24">Precondition: Valid headers are given</text:p>
                </text:list-item>
                <text:list-item>
                  <text:p text:style-name="P24">Postcondition: Adds the additional headers to the e-mail</text:p>
                </text:list-item>
              </text:list>
            </text:list-item>
            <text:list-item>
              <text:p text:style-name="P24">This function allows the user to add additional headers to the e-mail message. This function should not be used to set the “From:” or “Reply-To:” headers.</text:p>
            </text:list-item>
          </text:list>
        </text:list-item>
        <text:list-item>
          <text:p text:style-name="P24">getAddlHeaders()</text:p>
          <text:list>
            <text:list-item>
              <text:p text:style-name="P24">Pre/Post-conditions:</text:p>
              <text:list>
                <text:list-item>
                  <text:p text:style-name="P24">Precondition: Additional headers should be defined.</text:p>
                </text:list-item>
                <text:list-item>
                  <text:p text:style-name="P24">Postcondition: Return the additional headers, or FALSE otherwise.</text:p>
                </text:list-item>
              </text:list>
            </text:list-item>
            <text:list-item>
              <text:p text:style-name="P24">This function allows the user to see what additional headers have been set for the e-mail.</text:p>
            </text:list-item>
          </text:list>
        </text:list-item>
        <text:list-item>
          <text:p text:style-name="P24">(protected) getHeaders()</text:p>
          <text:list>
            <text:list-item>
              <text:p text:style-name="P24">Pre/Post-conditions:</text:p>
              <text:list>
                <text:list-item>
                  <text:p text:style-name="P24">Precondition: None</text:p>
                </text:list-item>
                <text:list-item>
                  <text:p text:style-name="P24">Postcondition: Properly format all additional headers</text:p>
                </text:list-item>
              </text:list>
            </text:list-item>
            <text:list-item>
              <text:p text:style-name="P24">This function is an internal function to the EMail class. It is used to properly format the headers to be used with the PHP mail() function.</text:p>
            </text:list-item>
          </text:list>
        </text:list-item>
        <text:list-item>
          <text:p text:style-name="P24">send()</text:p>
          <text:list>
            <text:list-item>
              <text:p text:style-name="P24">Pre/Post-conditions:</text:p>
              <text:list>
                <text:list-item>
                  <text:p text:style-name="P24">Precondition: The “To:” address should be set</text:p>
                </text:list-item>
                <text:list-item>
                  <text:p text:style-name="P24">Postcondition: The e-mail message should be sent. Returns TRUE on success, and FALSE otherwise.</text:p>
                </text:list-item>
              </text:list>
            </text:list-item>
          </text:list>
        </text:list-item>
        <text:list-item>
          <text:p text:style-name="P24"><text:soft-page-break/>validEmail($address)</text:p>
          <text:list>
            <text:list-item>
              <text:p text:style-name="P24">$address =&gt; Defines an e-mail address to check.</text:p>
            </text:list-item>
            <text:list-item>
              <text:p text:style-name="P24">Pre/Post-conditions:</text:p>
              <text:list>
                <text:list-item>
                  <text:p text:style-name="P24">Precondition: An address is given</text:p>
                </text:list-item>
                <text:list-item>
                  <text:p text:style-name="P24">Postcondition: Returns TRUE if the given address is valid, and FALSE otherwise.</text:p>
                </text:list-item>
              </text:list>
            </text:list-item>
            <text:list-item>
              <text:p text:style-name="P24">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4" text:outline-level="2">navigation.inc.php</text:h>
      <text:h text:style-name="Heading_20_3" text:outline-level="3">Class Variables</text:h>
      <text:h text:style-name="Heading_20_4" text:outline-level="4">Page class</text:h>
      <text:list xml:id="list559826086" text:style-name="L17">
        <text:list-item>
          <text:p text:style-name="P25">pageName =&gt; Defines the name of the page</text:p>
        </text:list-item>
        <text:list-item>
          <text:p text:style-name="P25">pageTitle =&gt; Defines the title of the page</text:p>
        </text:list-item>
        <text:list-item>
          <text:p text:style-name="P25">pageURL =&gt; Defines the full URL of the page</text:p>
        </text:list-item>
        <text:list-item>
          <text:p text:style-name="P25">pageContent =&gt; Defines the HTML content of the page</text:p>
        </text:list-item>
        <text:list-item>
          <text:p text:style-name="P25">pageChildren =&gt; An array of Page classes that are children of the current page</text:p>
        </text:list-item>
        <text:list-item>
          <text:p text:style-name="P25">pageLastMod =&gt; Defines when the page was last modified (YYYY-MM-DD HH:MM:SS format)</text:p>
        </text:list-item>
        <text:list-item>
          <text:p text:style-name="P25">pageChangeFreq =&gt; Defines how often the page changes</text:p>
        </text:list-item>
        <text:list-item>
          <text:p text:style-name="P25">pagePriority =&gt; Defines the priority level of the page</text:p>
        </text:list-item>
        <text:list-item>
          <text:p text:style-name="P25">pageEnabled =&gt; Defines if the page is enabled, or not</text:p>
        </text:list-item>
        <text:list-item>
          <text:p text:style-name="P25">pagePHP =&gt; Defines if this is a PHP page</text:p>
        </text:list-item>
      </text:list>
      <text:h text:style-name="Heading_20_4" text:outline-level="4">Navigation class</text:h>
      <text:list xml:id="list1613172501" text:style-name="L18">
        <text:list-item>
          <text:p text:style-name="P26">navPages =&gt; An array of Page classes that create the navigation structure</text:p>
        </text:list-item>
      </text:list>
      <text:h text:style-name="Heading_20_3" text:outline-level="3">Class Functions</text:h>
      <text:h text:style-name="Heading_20_4" text:outline-level="4">Page class</text:h>
      <text:list xml:id="list1944951955" text:style-name="L19">
        <text:list-item>
          <text:p text:style-name="P27">Page()</text:p>
          <text:list>
            <text:list-item>
              <text:p text:style-name="P27">Pre/Post-conditions:</text:p>
              <text:list>
                <text:list-item>
                  <text:p text:style-name="P27">Precondition: None</text:p>
                </text:list-item>
                <text:list-item>
                  <text:p text:style-name="P27">Postcondition: Set-up the Page class to be ready for use</text:p>
                </text:list-item>
              </text:list>
            </text:list-item>
            <text:list-item>
              <text:p text:style-name="P27">This is the constructor for the Page class. It will set-up all needed variables for use by the user.</text:p>
            </text:list-item>
          </text:list>
        </text:list-item>
        <text:list-item>
          <text:p text:style-name="P27">getPageName()</text:p>
          <text:list>
            <text:list-item>
              <text:p text:style-name="P27">Pre/Post-conditions:</text:p>
              <text:list>
                <text:list-item>
                  <text:p text:style-name="P27">Precondition: pageName should be defined</text:p>
                </text:list-item>
                <text:list-item>
                  <text:p text:style-name="P27">Postcondition: Return the name of the page, or FALSE otherwise</text:p>
                </text:list-item>
              </text:list>
            </text:list-item>
            <text:list-item>
              <text:p text:style-name="P27">This function allows the user to see the name of the page.</text:p>
            </text:list-item>
          </text:list>
        </text:list-item>
        <text:list-item>
          <text:p text:style-name="P27">setPageName($name)</text:p>
          <text:list>
            <text:list-item>
              <text:p text:style-name="P27">$name =&gt; Defines the new name of the page</text:p>
            </text:list-item>
            <text:list-item>
              <text:p text:style-name="P27">Pre/Post-conditions:</text:p>
              <text:list>
                <text:list-item>
                  <text:p text:style-name="P27">Precondition: $name should be defined</text:p>
                </text:list-item>
                <text:list-item>
                  <text:p text:style-name="P27"><text:soft-page-break/>Postcondition: Sets the name of the page. Return TRUE on success, and FALSE otherwise.</text:p>
                </text:list-item>
              </text:list>
            </text:list-item>
            <text:list-item>
              <text:p text:style-name="P27">This function allows the user to set the name of the page.</text:p>
            </text:list-item>
          </text:list>
        </text:list-item>
        <text:list-item>
          <text:p text:style-name="P27">getPageTitle()</text:p>
          <text:list>
            <text:list-item>
              <text:p text:style-name="P27">Pre/Post-conditions:</text:p>
              <text:list>
                <text:list-item>
                  <text:p text:style-name="P27">Precondition: pageTitle should be defined</text:p>
                </text:list-item>
                <text:list-item>
                  <text:p text:style-name="P27">Postcondition: Returns the page title, or FALSE otherwise</text:p>
                </text:list-item>
              </text:list>
            </text:list-item>
            <text:list-item>
              <text:p text:style-name="P27">This function allows the user to get the title of the page.</text:p>
            </text:list-item>
          </text:list>
        </text:list-item>
        <text:list-item>
          <text:p text:style-name="P27">setPageTitle($title)</text:p>
          <text:list>
            <text:list-item>
              <text:p text:style-name="P27">$title =&gt; Defines the new title for the page</text:p>
            </text:list-item>
            <text:list-item>
              <text:p text:style-name="P27">Pre/Post-conditions:</text:p>
              <text:list>
                <text:list-item>
                  <text:p text:style-name="P27">Precondition: $title should be defined</text:p>
                </text:list-item>
                <text:list-item>
                  <text:p text:style-name="P27">Postcondition: Set the new page name. Return TRUE on success and FALSE otherwise.</text:p>
                </text:list-item>
              </text:list>
            </text:list-item>
            <text:list-item>
              <text:p text:style-name="P27">This function allows the user to set the title of the page.</text:p>
            </text:list-item>
          </text:list>
        </text:list-item>
        <text:list-item>
          <text:p text:style-name="P27">getPageURL()</text:p>
          <text:list>
            <text:list-item>
              <text:p text:style-name="P27">Pre/Post-conditions:</text:p>
              <text:list>
                <text:list-item>
                  <text:p text:style-name="P27">Precondition: pageURL should be set</text:p>
                </text:list-item>
                <text:list-item>
                  <text:p text:style-name="P27">Postcondition: Return the page URL, or FALSE otherwise</text:p>
                </text:list-item>
              </text:list>
            </text:list-item>
            <text:list-item>
              <text:p text:style-name="P27">This function allows the user to set the URL of the page</text:p>
            </text:list-item>
          </text:list>
        </text:list-item>
        <text:list-item>
          <text:p text:style-name="P27">setPageURL($url)</text:p>
          <text:list>
            <text:list-item>
              <text:p text:style-name="P27">$url =&gt; Defines the new page URL</text:p>
            </text:list-item>
            <text:list-item>
              <text:p text:style-name="P27">Pre/Post-conditions:</text:p>
              <text:list>
                <text:list-item>
                  <text:p text:style-name="P27">Precondition: $url should be a valid URL</text:p>
                </text:list-item>
                <text:list-item>
                  <text:p text:style-name="P27">Postcondition: Set the new page URL</text:p>
                </text:list-item>
              </text:list>
            </text:list-item>
            <text:list-item>
              <text:p text:style-name="P27">This function allows the user to set the page URL</text:p>
            </text:list-item>
          </text:list>
        </text:list-item>
        <text:list-item>
          <text:p text:style-name="P27">getPageContent()</text:p>
          <text:list>
            <text:list-item>
              <text:p text:style-name="P27">Pre/Post-conditions:</text:p>
              <text:list>
                <text:list-item>
                  <text:p text:style-name="P27">Precondition: pageContent should be defined</text:p>
                </text:list-item>
                <text:list-item>
                  <text:p text:style-name="P27">Postcondition: Returns the content of the page, or FALSE otherwise</text:p>
                </text:list-item>
              </text:list>
            </text:list-item>
            <text:list-item>
              <text:p text:style-name="P27">This function allows the user to get the content of a page. It will automatically get dynamic content from PHP pages as well so that you have the most up-to-date version of the page.</text:p>
            </text:list-item>
          </text:list>
        </text:list-item>
        <text:list-item>
          <text:p text:style-name="P27">setPageContent($content)</text:p>
          <text:list>
            <text:list-item>
              <text:p text:style-name="P27">$content</text:p>
              <text:list>
                <text:list-item>
                  <text:p text:style-name="P27">Can define the actual content of the page, or...</text:p>
                </text:list-item>
                <text:list-item>
                  <text:p text:style-name="P27">Can define a PHP page to use as the content</text:p>
                </text:list-item>
              </text:list>
            </text:list-item>
            <text:list-item>
              <text:p text:style-name="P27">Pre/Post-conditions:</text:p>
              <text:list>
                <text:list-item>
                  <text:p text:style-name="P27"><text:soft-page-break/>Precondition: Valid content is provided</text:p>
                </text:list-item>
                <text:list-item>
                  <text:p text:style-name="P27">Postcondition: The content is set. Returns TRUE on success and FALSE otherwise</text:p>
                </text:list-item>
              </text:list>
            </text:list-item>
            <text:list-item>
              <text:p text:style-name="P27">This function allows the user to set the page content, to include dynamic content from PHP pages.</text:p>
            </text:list-item>
          </text:list>
        </text:list-item>
        <text:list-item>
          <text:p text:style-name="P27">hasChildren()</text:p>
          <text:list>
            <text:list-item>
              <text:p text:style-name="P27">Pre/Post-conditions:</text:p>
              <text:list>
                <text:list-item>
                  <text:p text:style-name="P27">Precondition: None</text:p>
                </text:list-item>
                <text:list-item>
                  <text:p text:style-name="P27">Postcondition: Returns TRUE if the page has children, and FALSE otherwise</text:p>
                </text:list-item>
              </text:list>
            </text:list-item>
            <text:list-item>
              <text:p text:style-name="P27">This function allows the user to check if the page has any children.</text:p>
            </text:list-item>
          </text:list>
        </text:list-item>
        <text:list-item>
          <text:p text:style-name="P27">getChildren()</text:p>
          <text:list>
            <text:list-item>
              <text:p text:style-name="P27">Pre/Post-conditions:</text:p>
              <text:list>
                <text:list-item>
                  <text:p text:style-name="P27">Precondition: Page should have children</text:p>
                </text:list-item>
                <text:list-item>
                  <text:p text:style-name="P27">Postcondition: Return children pages, or FALSE otherwise</text:p>
                </text:list-item>
              </text:list>
            </text:list-item>
            <text:list-item>
              <text:p text:style-name="P27">This function allows the user to get the children of the page.</text:p>
            </text:list-item>
          </text:list>
        </text:list-item>
        <text:list-item>
          <text:p text:style-name="P27">addChild($child)</text:p>
          <text:list>
            <text:list-item>
              <text:p text:style-name="P27">$child =&gt; Defines another Page class that is a child of the present Page class</text:p>
            </text:list-item>
            <text:list-item>
              <text:p text:style-name="P27">Pre/Post-conditions:</text:p>
              <text:list>
                <text:list-item>
                  <text:p text:style-name="P27">Precondition: A valid Page class is passed to the function</text:p>
                </text:list-item>
                <text:list-item>
                  <text:p text:style-name="P27">Postcondition: The pageChildren array is updated. Returns TRUE on success, and FALSE otherwise.</text:p>
                </text:list-item>
              </text:list>
            </text:list-item>
            <text:list-item>
              <text:p text:style-name="P27">This function allows the user to add a child to the current Page class.</text:p>
            </text:list-item>
          </text:list>
        </text:list-item>
        <text:list-item>
          <text:p text:style-name="P27">getLastMod()</text:p>
          <text:list>
            <text:list-item>
              <text:p text:style-name="P27">Pre/Post-conditions:</text:p>
              <text:list>
                <text:list-item>
                  <text:p text:style-name="P27">Precondition: pageLastMod should be definied</text:p>
                </text:list-item>
                <text:list-item>
                  <text:p text:style-name="P27">Postcondition: Returns the last modified time, or FALSE otherwise.</text:p>
                </text:list-item>
              </text:list>
            </text:list-item>
            <text:list-item>
              <text:p text:style-name="P27">This function allows the user to get the last modified time of the page.</text:p>
            </text:list-item>
          </text:list>
        </text:list-item>
        <text:list-item>
          <text:p text:style-name="P27">setLastMod($lastMod)</text:p>
          <text:list>
            <text:list-item>
              <text:p text:style-name="P27">$lastMod =&gt; Defines a date/time that the page was last modified</text:p>
            </text:list-item>
            <text:list-item>
              <text:p text:style-name="P27">Pre/Post-conditions:</text:p>
              <text:list>
                <text:list-item>
                  <text:p text:style-name="P27">Precondition: $lastMod should be a valid date/time</text:p>
                </text:list-item>
                <text:list-item>
                  <text:p text:style-name="P27">Postcondition: Updates the pageLastMod value. Returns TRUE on success, and FALSE otherwise.</text:p>
                </text:list-item>
              </text:list>
            </text:list-item>
            <text:list-item>
              <text:p text:style-name="P27">This function allows the user to set the last modified date/time for the page.</text:p>
            </text:list-item>
          </text:list>
        </text:list-item>
        <text:list-item>
          <text:p text:style-name="P27">getChangeFreq()</text:p>
          <text:list>
            <text:list-item>
              <text:p text:style-name="P27">Pre/Post-conditions:</text:p>
              <text:list>
                <text:list-item>
                  <text:p text:style-name="P27">Precondition: pageChangeFreq should be defined</text:p>
                </text:list-item>
                <text:list-item>
                  <text:p text:style-name="P27"><text:soft-page-break/>Postcondition: Return the page's change frequency, or FALSE otherwise</text:p>
                </text:list-item>
              </text:list>
            </text:list-item>
            <text:list-item>
              <text:p text:style-name="P27">This function allows the user to know the change frequency of the page.</text:p>
            </text:list-item>
          </text:list>
        </text:list-item>
        <text:list-item>
          <text:p text:style-name="P27">setChangeFreq($frequency)</text:p>
          <text:list>
            <text:list-item>
              <text:p text:style-name="P27">$freq =&gt; Defines a change frequency.</text:p>
              <text:list>
                <text:list-item>
                  <text:p text:style-name="P27">Must be one of the following values:</text:p>
                  <text:list>
                    <text:list-item>
                      <text:p text:style-name="P27">always</text:p>
                    </text:list-item>
                    <text:list-item>
                      <text:p text:style-name="P27">hourly</text:p>
                    </text:list-item>
                    <text:list-item>
                      <text:p text:style-name="P27">daily</text:p>
                    </text:list-item>
                    <text:list-item>
                      <text:p text:style-name="P27">weekly</text:p>
                    </text:list-item>
                    <text:list-item>
                      <text:p text:style-name="P27">monthly</text:p>
                    </text:list-item>
                    <text:list-item>
                      <text:p text:style-name="P27">yearly</text:p>
                    </text:list-item>
                    <text:list-item>
                      <text:p text:style-name="P27">never</text:p>
                    </text:list-item>
                  </text:list>
                </text:list-item>
              </text:list>
            </text:list-item>
            <text:list-item>
              <text:p text:style-name="P27">Pre/Post-conditions:</text:p>
              <text:list>
                <text:list-item>
                  <text:p text:style-name="P27">Precondition: $frequency should be defined, and one of the acceptable values</text:p>
                </text:list-item>
                <text:list-item>
                  <text:p text:style-name="P27">Postcondition: Sets the page change frequency. Returns TRUE on success, and FALSE otherwise.</text:p>
                </text:list-item>
              </text:list>
            </text:list-item>
          </text:list>
        </text:list-item>
        <text:list-item>
          <text:p text:style-name="P27">getPriority()</text:p>
          <text:list>
            <text:list-item>
              <text:p text:style-name="P27">Pre/Post-conditions:</text:p>
              <text:list>
                <text:list-item>
                  <text:p text:style-name="P27">Precondition: pagePriority should be defined</text:p>
                </text:list-item>
                <text:list-item>
                  <text:p text:style-name="P27">Postcondition: Returns the page's priority, or FALSE otherwise</text:p>
                </text:list-item>
              </text:list>
            </text:list-item>
            <text:list-item>
              <text:p text:style-name="P27">This function allows the user to know the priority of the page.</text:p>
            </text:list-item>
          </text:list>
        </text:list-item>
        <text:list-item>
          <text:p text:style-name="P27">setPriority($priority)</text:p>
          <text:list>
            <text:list-item>
              <text:p text:style-name="P27">$priority =&gt; Defines a double between 0 and 1 that show the page's priority</text:p>
            </text:list-item>
            <text:list-item>
              <text:p text:style-name="P27">Pre/Post-conditions:</text:p>
              <text:list>
                <text:list-item>
                  <text:p text:style-name="P27">Precondition: $priority should be defined, and be between 0.0 and 1.0</text:p>
                </text:list-item>
                <text:list-item>
                  <text:p text:style-name="P27">Postcondition: Sets the pagePriority value. Returns TRUE on success, and FALSE otheriwse.</text:p>
                </text:list-item>
              </text:list>
            </text:list-item>
            <text:list-item>
              <text:p text:style-name="P27">This function allows the user to set the priority of the page.</text:p>
            </text:list-item>
          </text:list>
        </text:list-item>
        <text:list-item>
          <text:p text:style-name="P27">enablePage()</text:p>
          <text:list>
            <text:list-item>
              <text:p text:style-name="P27">Pre/Post-conditions:</text:p>
              <text:list>
                <text:list-item>
                  <text:p text:style-name="P27">Precondition: None</text:p>
                </text:list-item>
                <text:list-item>
                  <text:p text:style-name="P27">Postcondition: Set pageEnabled to TRUE. Returns TRUE on success, and FALSE on failure.</text:p>
                </text:list-item>
              </text:list>
            </text:list-item>
            <text:list-item>
              <text:p text:style-name="P27">This function allows the user to enable the page</text:p>
            </text:list-item>
          </text:list>
        </text:list-item>
        <text:list-item>
          <text:p text:style-name="P27">disablePage()</text:p>
          <text:list>
            <text:list-item>
              <text:p text:style-name="P27">Pre/Post-conditions:</text:p>
              <text:list>
                <text:list-item>
                  <text:p text:style-name="P27">Precondition: None</text:p>
                </text:list-item>
                <text:list-item>
                  <text:p text:style-name="P27"><text:soft-page-break/>Postcondition: Sets pageEnabled to FALSE. Returns TRUE on success, and FALSE otherwise.</text:p>
                </text:list-item>
              </text:list>
            </text:list-item>
            <text:list-item>
              <text:p text:style-name="P27">This function allows the user to disable the page.</text:p>
            </text:list-item>
          </text:list>
        </text:list-item>
        <text:list-item>
          <text:p text:style-name="P27">isEnabled()</text:p>
          <text:list>
            <text:list-item>
              <text:p text:style-name="P27">Pre/Post-conditions:</text:p>
              <text:list>
                <text:list-item>
                  <text:p text:style-name="P27">Precondition: None</text:p>
                </text:list-item>
                <text:list-item>
                  <text:p text:style-name="P27">Postcondition: Returns TRUE if the page is enabled, and FALSE otherwise.</text:p>
                </text:list-item>
              </text:list>
            </text:list-item>
            <text:list-item>
              <text:p text:style-name="P27">This function allows the user to check if the page is enabled, or not.</text:p>
            </text:list-item>
          </text:list>
        </text:list-item>
        <text:list-item>
          <text:p text:style-name="P27">isPHP()</text:p>
          <text:list>
            <text:list-item>
              <text:p text:style-name="P27">Pre/Post-conditions:</text:p>
              <text:list>
                <text:list-item>
                  <text:p text:style-name="P27">Precondition: None</text:p>
                </text:list-item>
                <text:list-item>
                  <text:p text:style-name="P27">Postcondition: Returns TRUE if the page is a PHP page, and FALSE otherwise.</text:p>
                </text:list-item>
              </text:list>
            </text:list-item>
            <text:list-item>
              <text:p text:style-name="P27">This function allows the user to check if the page is a PHP page, or not.</text:p>
            </text:list-item>
          </text:list>
        </text:list-item>
        <text:list-item>
          <text:p text:style-name="P27">setPHP()</text:p>
          <text:list>
            <text:list-item>
              <text:p text:style-name="P27">Pre/Post-conditions:</text:p>
              <text:list>
                <text:list-item>
                  <text:p text:style-name="P27">Precondition: None</text:p>
                </text:list-item>
                <text:list-item>
                  <text:p text:style-name="P27">Postcondition: Sets the page to be a PHP one. Returns TRUE on success, and FALSE otherwise.</text:p>
                </text:list-item>
              </text:list>
            </text:list-item>
            <text:list-item>
              <text:p text:style-name="P27">This function allows the user to make the page a PHP one.</text:p>
            </text:list-item>
          </text:list>
        </text:list-item>
        <text:list-item>
          <text:p text:style-name="P27">unsetPHP()</text:p>
          <text:list>
            <text:list-item>
              <text:p text:style-name="P27">Pre/Post-conditions:</text:p>
              <text:list>
                <text:list-item>
                  <text:p text:style-name="P27">Precondition: None</text:p>
                </text:list-item>
                <text:list-item>
                  <text:p text:style-name="P27">Postcondition: Sets the page to NOT be a PHP page. Returns TRUE on success, and FALSE otherwise.</text:p>
                </text:list-item>
              </text:list>
            </text:list-item>
            <text:list-item>
              <text:p text:style-name="P27">This function allows the user to remove the status of being a PHP page.</text:p>
            </text:list-item>
          </text:list>
        </text:list-item>
      </text:list>
      <text:h text:style-name="Heading_20_4" text:outline-level="4">Navigation class</text:h>
      <text:list xml:id="list831558503" text:style-name="L20">
        <text:list-item>
          <text:p text:style-name="P28">Navigation</text:p>
          <text:list>
            <text:list-item>
              <text:p text:style-name="P28">Pre/Post-conditions:</text:p>
              <text:list>
                <text:list-item>
                  <text:p text:style-name="P28">Precondition: None</text:p>
                </text:list-item>
                <text:list-item>
                  <text:p text:style-name="P28">Postcondition: Sets-up the Navigation class</text:p>
                </text:list-item>
              </text:list>
            </text:list-item>
            <text:list-item>
              <text:p text:style-name="P28">This function sets up the Navigation class for the user to use</text:p>
            </text:list-item>
          </text:list>
        </text:list-item>
        <text:list-item>
          <text:p text:style-name="P28">addPage($page)</text:p>
          <text:list>
            <text:list-item>
              <text:p text:style-name="P28">$page =&gt; Defines a Page class to be added to the navigation structure</text:p>
            </text:list-item>
            <text:list-item>
              <text:p text:style-name="P28">Pre/Post-conditions:</text:p>
              <text:list>
                <text:list-item>
                  <text:p text:style-name="P28">Precondition: $page should be a Page class</text:p>
                </text:list-item>
                <text:list-item>
                  <text:p text:style-name="P28">Postcondition: Add the page to the navigation structure</text:p>
                </text:list-item>
              </text:list>
            </text:list-item>
            <text:list-item>
              <text:p text:style-name="P28"><text:soft-page-break/>This function allows the user to add a page to the navigation structure.</text:p>
            </text:list-item>
          </text:list>
        </text:list-item>
        <text:list-item>
          <text:p text:style-name="P28">getPage($pageName)</text:p>
          <text:list>
            <text:list-item>
              <text:p text:style-name="P28">$pageName =&gt; Defines the name of a page in the navigation structure</text:p>
            </text:list-item>
            <text:list-item>
              <text:p text:style-name="P28">Pre/Post-conditions:</text:p>
              <text:list>
                <text:list-item>
                  <text:p text:style-name="P28">Precondition: $pageName should be a page that exists</text:p>
                </text:list-item>
                <text:list-item>
                  <text:p text:style-name="P28">Postcondition: Return the Page class of the page, or FALSE otherwise</text:p>
                </text:list-item>
              </text:list>
            </text:list-item>
            <text:list-item>
              <text:p text:style-name="P28">This function allows the user to get all the page information for a page based on its name.</text:p>
            </text:list-item>
          </text:list>
        </text:list-item>
        <text:list-item>
          <text:p text:style-name="P28">getHomePage()</text:p>
          <text:list>
            <text:list-item>
              <text:p text:style-name="P28">Pre/Post-conditions:</text:p>
              <text:list>
                <text:list-item>
                  <text:p text:style-name="P28">Precondition: The home page should be set (i.e. a page name of “”)</text:p>
                </text:list-item>
                <text:list-item>
                  <text:p text:style-name="P28">Postcondition: Return the Page class of the home page</text:p>
                </text:list-item>
              </text:list>
            </text:list-item>
            <text:list-item>
              <text:p text:style-name="P28">This function allows the user access to the home page of the navigation structure. This is a unique function created specifically for the home page.</text:p>
            </text:list-item>
          </text:list>
        </text:list-item>
        <text:list-item>
          <text:p text:style-name="P28">getSitemap()</text:p>
          <text:list>
            <text:list-item>
              <text:p text:style-name="P28">Pre/Post-conditions:</text:p>
              <text:list>
                <text:list-item>
                  <text:p text:style-name="P28">Precondition: Pages should exist in the navigation structure</text:p>
                </text:list-item>
                <text:list-item>
                  <text:p text:style-name="P28">Postcondition: Return a XML sitemap based on sitemaps.org standard, or FALSE otherwise.</text:p>
                </text:list-item>
              </text:list>
            </text:list-item>
            <text:list-item>
              <text:p text:style-name="P28">This function generates a XML sitemap that the user can submit to search engines describing the layout of their website.</text:p>
            </text:list-item>
          </text:list>
        </text:list-item>
        <text:list-item>
          <text:p text:style-name="P28">(protected) addPageToSitemap($page)</text:p>
          <text:list>
            <text:list-item>
              <text:p text:style-name="P28">This function is internal to the Navigation class, and is used to actually add the pages to the XML sitemap in the getSitemap() function.</text:p>
            </text:list-item>
          </text:list>
        </text:list-item>
        <text:list-item>
          <text:p text:style-name="P28">pageExists($pageName)</text:p>
          <text:list>
            <text:list-item>
              <text:p text:style-name="P28">$pageName =&gt; Defines the name of a page that the user is looking for.</text:p>
            </text:list-item>
            <text:list-item>
              <text:p text:style-name="P28">Pre/Post-conditions:</text:p>
              <text:list>
                <text:list-item>
                  <text:p text:style-name="P28">Precondition: $pageName should be defined</text:p>
                </text:list-item>
                <text:list-item>
                  <text:p text:style-name="P28">Postcondition: Returns TRUE if the page exists, and FALSE otherwise</text:p>
                </text:list-item>
              </text:list>
            </text:list-item>
            <text:list-item>
              <text:p text:style-name="P28">This function allows the user to check if a particular page exists in the navigation structure.</text:p>
            </text:list-item>
          </text:list>
        </text:list-item>
        <text:list-item>
          <text:p text:style-name="P28">formatPageName($name)</text:p>
          <text:list>
            <text:list-item>
              <text:p text:style-name="P28">$name =&gt; Defines a page name</text:p>
            </text:list-item>
            <text:list-item>
              <text:p text:style-name="P28">Pre/Post-conditions:</text:p>
              <text:list>
                <text:list-item>
                  <text:p text:style-name="P28">Precondition: $name should be given</text:p>
                </text:list-item>
                <text:list-item>
                  <text:p text:style-name="P28">Postcondition: Format the page name into a “SEO”-friendly format</text:p>
                </text:list-item>
              </text:list>
            </text:list-item>
            <text:list-item>
              <text:p text:style-name="P28">This function allows the user to format a page name for SEO optimization.</text:p>
            </text:list-item>
          </text:list>
        </text:list-item>
      </text:list>
      <text:h text:style-name="Heading_20_3" text:outline-level="3"><text:soft-page-break/>Class Example</text:h>
      <text:p text:style-name="Text_20_body"/>
      <text:h text:style-name="P34"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1">Credits</text:h>
      <text:h text:style-name="Heading_20_2" text:outline-level="2">Code Contributors</text:h>
      <text:list xml:id="list940738922" text:style-name="L21">
        <text:list-item>
          <text:p text:style-name="P29">M. “Beanyhead” Parker</text:p>
          <text:list>
            <text:list-item>
              <text:p text:style-name="P29">E-Mail: beanyhead@gmail.com</text:p>
            </text:list-item>
            <text:list-item>
              <text:p text:style-name="P29">Website: http://www.nomits.com/</text:p>
            </text:list-item>
          </text:list>
        </text:list-item>
        <text:list-item>
          <text:p text:style-name="P29">R. Rios</text:p>
        </text:list-item>
      </text:list>
      <text:p text:style-name="Text_20_body"/>
      <text:h text:style-name="P35" text:outline-level="1">Change Log</text:h>
      <text:p text:style-name="Text_20_body">This is in the works</text:p>
      <text:h text:style-name="P3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text:page-number> of <text:page-count>57</text:page-count></text:p>
      </style:footer>
    </style:master-page>
    <style:master-page style:name="First_20_Page" style:display-name="First Page" style:page-layout-name="Mpm2" style:next-style-name="Standard">
      <style:footer>
        <text:p text:style-name="MP2">Last Updated: <text:date style:data-style-name="N81" text:date-value="2011-06-06T12:30:00">6.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6T12:30:00</dc:date>
    <dc:creator>Jimmy Murphy</dc:creator>
    <meta:editing-duration>PT11H51M49S</meta:editing-duration>
    <meta:editing-cycles>52</meta:editing-cycles>
    <meta:generator>LibreOffice/3.3$Linux LibreOffice_project/330m19$Build-202</meta:generator>
    <meta:document-statistic meta:table-count="0" meta:image-count="0" meta:object-count="0" meta:page-count="57" meta:paragraph-count="1349" meta:word-count="11437" meta:character-count="70031"/>
  </office:meta>
</office:document-meta>
</file>